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 svg:panose-1="0 0 0 0 0 0 0 0 0 0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language="en" fo:country="US"/>
    </style:style>
    <style:style style:name="T22" style:parent-style-name="Policepardéfau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Titre1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language="en" fo:country="US"/>
    </style:style>
    <style:style style:name="T31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32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33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34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T37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38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39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40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41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T42" style:parent-style-name="hljs-keyword" style:family="text">
      <style:text-properties style:font-name="inherit" fo:font-size="10.5pt" style:font-size-asian="10.5pt" style:font-size-complex="10.5pt" fo:language="en" fo:country="US"/>
    </style:style>
    <style:style style:name="P43" style:parent-style-name="Titre2" style:family="paragraph">
      <style:text-properties fo:language="en" fo:country="US"/>
    </style:style>
    <style:style style:name="P44" style:parent-style-name="Titre3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Titre3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Titre3" style:family="paragraph">
      <style:text-properties fo:language="en" fo:country="US"/>
    </style:style>
    <style:style style:name="P74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75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76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77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78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79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0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1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2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3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4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85" style:parent-style-name="Normal" style:family="paragraph">
      <style:paragraph-properties fo:margin-left="1.475in" fo:text-indent="-1.475in">
        <style:tab-stops/>
      </style:paragraph-properties>
    </style:style>
    <style:style style:name="P86" style:parent-style-name="Normal" style:family="paragraph">
      <style:paragraph-properties fo:margin-left="1.475in" fo:text-indent="-1.475in">
        <style:tab-stops/>
      </style:paragraph-properties>
    </style:style>
    <style:style style:name="P87" style:parent-style-name="Normal" style:family="paragraph">
      <style:paragraph-properties fo:margin-left="1.475in" fo:text-indent="-1.475in">
        <style:tab-stops/>
      </style:paragraph-properties>
    </style:style>
    <style:style style:name="T88" style:parent-style-name="Policepardéfaut" style:family="text">
      <style:text-properties fo:language="en" fo:country="US"/>
    </style:style>
    <style:style style:name="P89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90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91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92" style:parent-style-name="Normal" style:family="paragraph">
      <style:paragraph-properties fo:margin-left="1.475in" fo:text-indent="-1.475in">
        <style:tab-stops/>
      </style:paragraph-properties>
    </style:style>
    <style:style style:name="T93" style:parent-style-name="Policepardéfaut" style:family="text">
      <style:text-properties fo:language="en" fo:country="US"/>
    </style:style>
    <style:style style:name="P94" style:parent-style-name="Normal" style:family="paragraph">
      <style:paragraph-properties fo:margin-left="1.475in" fo:text-indent="-1.475in">
        <style:tab-stops/>
      </style:paragraph-properties>
    </style:style>
    <style:style style:name="P95" style:parent-style-name="Normal" style:family="paragraph">
      <style:paragraph-properties fo:margin-left="1.475in" fo:text-indent="-1.475in">
        <style:tab-stops/>
      </style:paragraph-properties>
    </style:style>
    <style:style style:name="P96" style:parent-style-name="Normal" style:family="paragraph">
      <style:paragraph-properties fo:margin-left="1.475in" fo:text-indent="-1.475in">
        <style:tab-stops/>
      </style:paragraph-properties>
    </style:style>
    <style:style style:name="T97" style:parent-style-name="Policepardéfaut" style:family="text">
      <style:text-properties fo:language="en" fo:country="US"/>
    </style:style>
    <style:style style:name="P98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99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100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101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102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103" style:parent-style-name="Normal" style:family="paragraph">
      <style:paragraph-properties fo:margin-left="1.475in" fo:text-indent="-1.475in">
        <style:tab-stops/>
      </style:paragraph-properties>
      <style:text-properties fo:language="en" fo:country="US"/>
    </style:style>
    <style:style style:name="P104" style:parent-style-name="Titre4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T136" style:parent-style-name="Policepardéfaut" style:family="text">
      <style:text-properties fo:language="en" fo:country="US"/>
    </style:style>
  </office:automatic-styles>
  <office:body>
    <office:text text:use-soft-page-breaks="true">
      <text:h text:style-name="P1" text:outline-level="1">Exercice 1</text:h>
      <text:p text:style-name="Normal"/>
      <text:p text:style-name="Normal">L’erreur suivante signifie que le moteur d’exécution a refusé l’expression<text:s/>« prix = PrixAbonnement ; »<text:s/>au moment de son exécution. Il faut donc utiliser le mot clé base afin d’avoir plutôt une ligne du genre : prix = base.PrixAbonnement() afin de pouvoir appeler la méthode PrixAbonnement de la classe mère Abonnement et non celle de la classe fille qui génèrera une boucle récursive infinie.</text:p>
      <text:p text:style-name="Normal"/>
      <text:h text:style-name="Titre1" text:outline-level="1">Exercice 2</text:h>
      <text:p text:style-name="Normal">executeReader() : <text:s/>Génère un objet de type DataReader permettant de lire les données issues d’une requête CommandText contenant une instruction SQL de type SELECT.</text:p>
      <text:p text:style-name="Normal">executeScalar() : Retourne la première colonne de la première ligne d’un résultat de requête SQL.<text:s/>Sert à récupérer le résultat d’un COUNT par exemple (mais il faut comparer les références de types avec TypeOf).</text:p>
      <text:p text:style-name="Normal">executeNonQuery() : Retourne le nombre de lignes affectées par une instruction SQL de type Transaction<text:s/>lors d’une requête INSERT, UPDATE ou DELETE notamment.</text:p>
      <text:p text:style-name="Normal"/>
      <text:h text:style-name="Titre1" text:outline-level="1">Exercice 3 </text:h>
      <text:p text:style-name="Normal"/>
      <text:h text:style-name="Titre2" text:outline-level="2">Fonctions :<text:s/></text:h>
      <text:p text:style-name="Normal"/>
      <text:h text:style-name="Titre3" text:outline-level="3">Attributs privés de la classe :<text:s/></text:h>
      <text:p text:style-name="P5">Private string role;</text:p>
      <text:p text:style-name="P6">Private int duree;</text:p>
      <text:p text:style-name="Normal">Private DateTime date;</text:p>
      <text:p text:style-name="Normal">Private List&lt;Fonction&gt; historique ;</text:p>
      <text:p text:style-name="Normal"/>
      <text:h text:style-name="Titre3" text:outline-level="3">En-tête des méthodes :</text:h>
      <text:p text:style-name="P7">Public DateTime GetDateFin() ;</text:p>
      <text:p text:style-name="P8">Public DateTime GetDateDebut() ;</text:p>
      <text:p text:style-name="P9"/>
      <text:p text:style-name="P10"/>
      <text:h text:style-name="Titre2" text:outline-level="2"/>
      <text:h text:style-name="Titre2" text:outline-level="2"/>
      <text:h text:style-name="Titre2" text:outline-level="2"/>
      <text:h text:style-name="Titre2" text:outline-level="2">Collaborateur :<text:s/></text:h>
      <text:p text:style-name="Normal"/>
      <text:h text:style-name="Titre3" text:outline-level="3">Attributs privés de la classe :<text:s/></text:h>
      <text:p text:style-name="Normal">Private string nom;</text:p>
      <text:p text:style-name="Normal">Private float salaire;</text:p>
      <text:p text:style-name="Normal">Private List&lt;Projet&gt; mesProjetsEnCours ;</text:p>
      <text:p text:style-name="Normal"/>
      <text:h text:style-name="Titre3" text:outline-level="3">En-tête des méthodes :</text:h>
      <text:p text:style-name="P11">Public<text:s/>float<text:s/>GetSalaire() ;</text:p>
      <text:p text:style-name="P12"/>
      <text:p text:style-name="P13"/>
      <text:h text:style-name="Titre2" text:outline-level="2">Projet :<text:s/></text:h>
      <text:p text:style-name="Normal"/>
      <text:h text:style-name="Titre3" text:outline-level="3">Attributs privés de la classe :<text:s/></text:h>
      <text:p text:style-name="P14">Private string nom;</text:p>
      <text:p text:style-name="P15">Private DateTime deadline;</text:p>
      <text:p text:style-name="Normal">Private List&lt;Tache&gt; listeTaches ;<text:s/></text:p>
      <text:p text:style-name="Normal"/>
      <text:h text:style-name="Titre3" text:outline-level="3">En-tête des méthodes :</text:h>
      <text:p text:style-name="P16">Public<text:s/>float<text:s/>GetTauxAvancement() ;</text:p>
      <text:p text:style-name="P17">Public void newOperation();</text:p>
      <text:p text:style-name="P18"/>
      <text:h text:style-name="Titre2" text:outline-level="2">Projet :<text:s/></text:h>
      <text:p text:style-name="Normal"/>
      <text:h text:style-name="Titre3" text:outline-level="3">Attributs privés de la classe :<text:s/></text:h>
      <text:p text:style-name="P19">Private string<text:s/>etat;</text:p>
      <text:p text:style-name="Normal"><text:span text:style-name="T20">Private DateTime<text:s/></text:span><text:span text:style-name="T21">dateDebut</text:span><text:span text:style-name="T22">;</text:span><text:s/></text:p>
      <text:p text:style-name="Normal"/>
      <text:h text:style-name="Titre3" text:outline-level="3">En-tête des méthodes :</text:h>
      <text:p text:style-name="P23">Public<text:s/>DateTime<text:s/>GetDuree() ;</text:p>
      <text:p text:style-name="P24"/>
      <text:p text:style-name="P25"/>
      <text:h text:style-name="P26" text:outline-level="1">Exercice 4</text:h>
      <text:p text:style-name="P27"/>
      <text:p text:style-name="Normal"><text:span text:style-name="T28">Premier WriteLine</text:span><text:s/>: Compare les références de a et de b et comme a et b possèdent les mêmes références donc a == b renvoi true. ia et ib ne possèdent pas les mêmes références car ce sont 2 objets contenant 2 entiers n’ayant pas les mêmes valeurs, donc les<text:s/>valeurs<text:s/>de ia et ib ne sont pas identiques donc ia == ib renverra false.</text:p>
      <text:p text:style-name="Normal"><text:span text:style-name="T29">Second WriteLine</text:span> :<text:s/>Ce coup ci on compare les références de a et b et celles de ia et ib. Comme a et b sont tous les 2 des entiers avec la même valeur, a.Equals(b) renverra true. Comme ia et ib sont de type Object également, ia.Equals(ib) renverra true également.</text:p>
      <text:p text:style-name="Normal"/>
      <text:p text:style-name="Normal"/>
      <text:h text:style-name="Titre1" text:outline-level="1"><text:line-break/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Mission<text:s/>2</text:h>
      <text:h text:style-name="Titre2" text:outline-level="2">1°)<text:s/></text:h>
      <text:p text:style-name="P30">Licence Jeune</text:p>
      <text:p text:style-name="Normal"><text:span text:style-name="T31">public string GetDescription()</text:span></text:p>
      <text:p text:style-name="Normal"><text:span text:style-name="T32">{</text:span></text:p>
      <text:p text:style-name="Normal"><text:span text:style-name="T33"><text:s text:c="4"/>return this.telResp + base.GetDescription();</text:span></text:p>
      <text:p text:style-name="Normal"><text:span text:style-name="T34">}</text:span></text:p>
      <text:p text:style-name="P35"/>
      <text:p text:style-name="P36">Licence Mixte</text:p>
      <text:p text:style-name="Normal"><text:span text:style-name="T37">public string GetDescription()</text:span></text:p>
      <text:p text:style-name="Normal"><text:span text:style-name="T38">{</text:span></text:p>
      <text:p text:style-name="Normal"><text:span text:style-name="T39"><text:s text:c="4"/>return this.</text:span><text:span text:style-name="T40">laEntreprise.GetNom()</text:span><text:span text:style-name="T41"><text:s/>+ base.GetDescription();</text:span></text:p>
      <text:p text:style-name="Normal"><text:span text:style-name="T42">}</text:span></text:p>
      <text:h text:style-name="P43" text:outline-level="2">2°)<text:s/></text:h>
      <text:h text:style-name="P44" text:outline-level="3">Licence :<text:s/></text:h>
      <text:p text:style-name="P45">public bool estActive()</text:p>
      <text:p text:style-name="P46">{</text:p>
      <text:p text:style-name="P47"><text:s text:c="2"/>bool active = false;</text:p>
      <text:p text:style-name="P48"><text:s text:c="2"/>if(DateTime.Year == annee)</text:p>
      <text:p text:style-name="P49"><text:s text:c="4"/>active = true;</text:p>
      <text:p text:style-name="P50"><text:s text:c="2"/>return active;</text:p>
      <text:p text:style-name="P51">}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h text:style-name="P61" text:outline-level="3">Club :</text:h>
      <text:p text:style-name="P62">public List&lt;Licence&gt; getLicencesActives()</text:p>
      <text:p text:style-name="P63">{</text:p>
      <text:p text:style-name="P64"><text:s text:c="2"/>List&lt;Licence&gt; listeLicences = new List&lt;Licence&gt;();</text:p>
      <text:p text:style-name="P65"><text:s text:c="2"/>foreach(Licence l in lesLicences)</text:p>
      <text:p text:style-name="P66"><text:s text:c="2"/>{</text:p>
      <text:p text:style-name="P67"><text:s text:c="4"/>if(l.estActive())</text:p>
      <text:p text:style-name="P68"><text:s text:c="6"/>listeLicences.Add(l);</text:p>
      <text:p text:style-name="P69"><text:s text:c="2"/>}</text:p>
      <text:p text:style-name="P70"><text:s text:c="2"/>return listeLicences;</text:p>
      <text:p text:style-name="P71">}</text:p>
      <text:p text:style-name="P72"/>
      <text:h text:style-name="P73" text:outline-level="3">LigueRegionale :</text:h>
      <text:p text:style-name="P74">public Dictionary&lt;string, int&gt; getNbLicencesParCategorie()</text:p>
      <text:p text:style-name="P75">{</text:p>
      <text:p text:style-name="P76"><text:s text:c="2"/>Dictionnary&lt;string, int&gt; dicoCateg = new Dictionnary&lt;string,int&gt;();</text:p>
      <text:p text:style-name="P77"><text:s text:c="2"/></text:p>
      <text:p text:style-name="P78"><text:s text:c="2"/>List&lt;Licence&gt; licencePoussin = new List&lt;Licence&gt;();</text:p>
      <text:p text:style-name="P79"><text:s text:c="2"/>List&lt;Licence&gt; licenceBenjamin = new List&lt;Licence&gt;();</text:p>
      <text:p text:style-name="P80"><text:s text:c="2"/>List&lt;Licence&gt; licenceJunior = new List&lt;Licence&gt;();</text:p>
      <text:p text:style-name="P81"><text:s text:c="2"/>foreach(Club c in lesClubs)</text:p>
      <text:p text:style-name="P82"><text:s text:c="2"/>{</text:p>
      <text:p text:style-name="P83"><text:s text:c="4"/>foreach(Licence l in c)</text:p>
      <text:p text:style-name="P84"><text:s text:c="4"/>{<text:s/></text:p>
      <text:p text:style-name="P85"><text:s text:c="6"/>if(l.GetCategorie() == "Poussin")</text:p>
      <text:p text:style-name="P86"><text:s text:c="8"/>licencePoussin.add(l);</text:p>
      <text:p text:style-name="P87"><text:s text:c="6"/><text:span text:style-name="T88">if(l.GetCategorie() == "Benjamin")</text:span></text:p>
      <text:p text:style-name="P89"><text:s text:c="8"/>licenceBenjamin.add(l);</text:p>
      <text:p text:style-name="P90"><text:s text:c="6"/>if(l.GetCategorie() == "Junior")</text:p>
      <text:p text:style-name="P91"><text:s text:c="8"/>licenceJunior.add(l);</text:p>
      <text:p text:style-name="P92"><text:span text:style-name="T93"><text:s text:c="4"/></text:span>}</text:p>
      <text:p text:style-name="P94"><text:s text:c="4"/></text:p>
      <text:soft-page-break/>
      <text:p text:style-name="P95"><text:s text:c="4"/>dicoCateg.Add("Poussin", licencePoussin.Count);</text:p>
      <text:p text:style-name="P96"><text:s text:c="4"/><text:span text:style-name="T97">dicoCateg.Add("Benjamin", licenceBenjamin.Count);</text:span></text:p>
      <text:p text:style-name="P98"><text:s text:c="4"/>dicoCateg.Add("Junior", licenceJunior.Count);</text:p>
      <text:p text:style-name="P99"><text:s text:c="4"/>L.Clear();</text:p>
      <text:p text:style-name="P100"><text:s text:c="2"/>}</text:p>
      <text:p text:style-name="P101"><text:s text:c="2"/>return dicoCateg;</text:p>
      <text:p text:style-name="P102">}</text:p>
      <text:p text:style-name="P103"/>
      <text:h text:style-name="P104" text:outline-level="4">Autre Variante :<text:s/></text:h>
      <text:p text:style-name="P105"/>
      <text:p text:style-name="P106">public Dictionary&lt;string, int&gt; getNbLicencesParCategorie()</text:p>
      <text:p text:style-name="P107">{</text:p>
      <text:p text:style-name="P108"><text:s text:c="2"/>Dictionnary&lt;string, int&gt; dicoCateg = new Dictionnary&lt;string,int&gt;();</text:p>
      <text:p text:style-name="P109"><text:s text:c="2"/></text:p>
      <text:p text:style-name="P110"><text:s text:c="2"/>List&lt;Licence&gt; licencePoussin = new List&lt;Licence&gt;();</text:p>
      <text:p text:style-name="P111"><text:s text:c="2"/>List&lt;Licence&gt; licenceBenjamin = new List&lt;Licence&gt;();</text:p>
      <text:p text:style-name="P112"><text:s text:c="2"/>List&lt;Licence&gt; licenceJunior = new List&lt;Licence&gt;();</text:p>
      <text:p text:style-name="P113"><text:s text:c="2"/>foreach(Club c in lesClubs)</text:p>
      <text:p text:style-name="P114"><text:s text:c="2"/>{</text:p>
      <text:p text:style-name="P115"><text:s text:c="4"/>foreach(Licence l in c)</text:p>
      <text:p text:style-name="P116"><text:s text:c="4"/>{</text:p>
      <text:p text:style-name="P117"><text:s text:c="6"/>switch(l.GetCategorie())</text:p>
      <text:p text:style-name="P118"><text:s text:c="6"/>{</text:p>
      <text:p text:style-name="P119"><text:s text:c="8"/>case "Poussin":</text:p>
      <text:p text:style-name="P120"><text:s text:c="10"/>licencePoussin.add(l);</text:p>
      <text:p text:style-name="P121"><text:s text:c="10"/>break;</text:p>
      <text:p text:style-name="P122"><text:s text:c="8"/>case "Benjamin":</text:p>
      <text:p text:style-name="P123"><text:s text:c="10"/>licenceBenjamin.add(l);</text:p>
      <text:p text:style-name="P124"><text:s text:c="10"/>break;</text:p>
      <text:p text:style-name="P125"><text:s text:c="8"/>case "Junior":</text:p>
      <text:p text:style-name="P126"><text:s text:c="10"/>licenceJunior.add(l);</text:p>
      <text:soft-page-break/>
      <text:p text:style-name="P127"><text:s text:c="10"/>break;</text:p>
      <text:p text:style-name="P128"><text:s text:c="6"/>}</text:p>
      <text:p text:style-name="P129"><text:s text:c="4"/>}</text:p>
      <text:p text:style-name="P130"><text:s text:c="4"/></text:p>
      <text:p text:style-name="P131"><text:s text:c="4"/>dicoCateg.Add("Poussin", licencePoussin.Count);</text:p>
      <text:p text:style-name="P132"><text:s text:c="4"/>dicoCateg.Add("Benjamin", licenceBenjamin.Count);</text:p>
      <text:p text:style-name="P133"><text:s text:c="4"/>dicoCateg.Add("Junior", licenceJunior.Count);</text:p>
      <text:p text:style-name="P134"><text:s text:c="2"/>}</text:p>
      <text:p text:style-name="P135"><text:s text:c="2"/>return dicoCateg;</text:p>
      <text:p text:style-name="Normal"><text:span text:style-name="T13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inherit" svg:font-family="inherit" style:font-family-generic="roman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ljs-function" style:display-name="hljs-function" style:family="text" style:parent-style-name="Policepardéfaut"/>
    <style:style style:name="hljs-keyword" style:display-name="hljs-keyword" style:family="text" style:parent-style-name="Policepardéfaut"/>
    <style:style style:name="hljs-title" style:display-name="hljs-title" style:family="text" style:parent-style-name="Policepardéfaut"/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-tête" style:family="paragraph">
      <style:paragraph-properties>
        <style:tab-stops>
          <style:tab-stop style:type="center" style:position="3.15in"/>
        </style:tab-stops>
      </style:paragraph-properties>
    </style:style>
    <style:style style:name="P3" style:parent-style-name="Pieddepage" style:family="paragraph">
      <style:paragraph-properties fo:text-align="center"/>
    </style:style>
    <style:style style:name="T4" style:parent-style-name="Policepardéfaut" style:family="text">
      <style:text-properties fo:text-transform="uppercase" fo:color="#4472C4"/>
    </style:style>
  </office:automatic-styles>
  <office:master-styles>
    <style:master-page style:name="MP0" style:page-layout-name="PL0">
      <style:header>
        <text:p text:style-name="P2">SIO2D<text:tab/>DST SLAM4-5<text:s/>Thomas LEBRET</text:p>
      </style:header>
      <style:footer>
        <text:p text:style-name="P3"><text:span text:style-name="T4"><text:page-number text:fixed="false">2</text:page-number></text:span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LEBRET</meta:initial-creator>
    <dc:creator>Thomas LEBRET</dc:creator>
    <meta:creation-date>2020-12-02T09:28:00Z</meta:creation-date>
    <dc:date>2020-12-02T11:10:00Z</dc:date>
    <meta:print-date>2020-12-02T11:07:00Z</meta:print-date>
    <meta:template xlink:href="Normal.dotm" xlink:type="simple"/>
    <meta:editing-cycles>14</meta:editing-cycles>
    <meta:editing-duration>PT2940S</meta:editing-duration>
    <meta:document-statistic meta:page-count="7" meta:paragraph-count="9" meta:word-count="711" meta:character-count="4614" meta:row-count="32" meta:non-whitespace-character-count="3912"/>
  </office:meta>
</office:document-meta>
</file>